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text-position="0% 100%" fo:language="es" fo:country="CO" fo:font-weight="normal" officeooo:rsid="0019fbee" officeooo:paragraph-rsid="0019fbee" style:font-weight-asian="normal" style:font-weight-complex="normal"/>
    </style:style>
    <style:style style:name="P2" style:family="paragraph" style:parent-style-name="Standard">
      <style:text-properties style:text-position="0% 100%" fo:language="es" fo:country="CO" fo:font-weight="normal" officeooo:rsid="001a4948" officeooo:paragraph-rsid="001a4948" style:font-weight-asian="normal" style:font-weight-complex="normal"/>
    </style:style>
    <style:style style:name="P3" style:family="paragraph" style:parent-style-name="Standard">
      <style:text-properties style:text-position="0% 100%" fo:language="es" fo:country="CO" fo:font-weight="normal" officeooo:rsid="001a80ae" officeooo:paragraph-rsid="001a4948" style:font-weight-asian="normal" style:font-weight-complex="normal"/>
    </style:style>
    <style:style style:name="P4" style:family="paragraph" style:parent-style-name="Standard">
      <style:text-properties style:text-position="0% 100%" fo:language="es" fo:country="CO" fo:font-weight="normal" officeooo:rsid="001ba4a4" officeooo:paragraph-rsid="001ba4a4" style:font-weight-asian="normal" style:font-weight-complex="normal"/>
    </style:style>
    <style:style style:name="P5" style:family="paragraph" style:parent-style-name="Standard">
      <style:text-properties style:text-position="0% 100%" fo:language="es" fo:country="CO" fo:font-weight="bold" officeooo:rsid="001a4948" officeooo:paragraph-rsid="001a4948" style:font-weight-asian="bold" style:font-weight-complex="bold"/>
    </style:style>
    <style:style style:name="P6" style:family="paragraph" style:parent-style-name="Standard">
      <style:text-properties style:text-position="0% 100%" fo:language="es" fo:country="CO" fo:font-weight="bold" officeooo:rsid="001c3d7c" officeooo:paragraph-rsid="001c3d7c" style:font-weight-asian="bold" style:font-weight-complex="bold"/>
    </style:style>
    <style:style style:name="P7" style:family="paragraph" style:parent-style-name="Standard">
      <style:text-properties style:text-position="0% 100%" fo:language="es" fo:country="CO" fo:font-weight="bold" officeooo:rsid="001ce894" officeooo:paragraph-rsid="001ce894" style:font-weight-asian="bold" style:font-weight-complex="bold"/>
    </style:style>
    <style:style style:name="P8" style:family="paragraph" style:parent-style-name="Standard">
      <style:text-properties fo:language="es" fo:country="CO" officeooo:rsid="0019fbee" officeooo:paragraph-rsid="0019fbee"/>
    </style:style>
    <style:style style:name="P9" style:family="paragraph" style:parent-style-name="Standard">
      <style:text-properties fo:language="es" fo:country="CO" fo:font-weight="normal" officeooo:rsid="0019fbee" officeooo:paragraph-rsid="0019fbee" style:font-weight-asian="normal" style:font-weight-complex="normal"/>
    </style:style>
    <style:style style:name="P10" style:family="paragraph" style:parent-style-name="Standard">
      <style:text-properties fo:language="es" fo:country="CO" fo:font-weight="normal" officeooo:rsid="001a4948" officeooo:paragraph-rsid="001a4948" style:font-weight-asian="normal" style:font-weight-complex="normal"/>
    </style:style>
    <style:style style:name="P11" style:family="paragraph" style:parent-style-name="Standard">
      <style:text-properties fo:language="es" fo:country="CO" fo:font-weight="bold" officeooo:rsid="001a4948" officeooo:paragraph-rsid="001a4948" style:font-weight-asian="bold" style:font-weight-complex="bold"/>
    </style:style>
    <style:style style:name="P12" style:family="paragraph" style:parent-style-name="Standard">
      <style:text-properties fo:language="es" fo:country="CO" fo:font-weight="bold" officeooo:rsid="001ba4a4" officeooo:paragraph-rsid="001ba4a4" style:font-weight-asian="bold" style:font-weight-complex="bold"/>
    </style:style>
    <style:style style:name="P13" style:family="paragraph" style:parent-style-name="Standard">
      <style:text-properties style:text-position="0% 100%" fo:language="es" fo:country="CO" fo:font-weight="normal" officeooo:rsid="001ba4a4" officeooo:paragraph-rsid="001ba4a4" style:font-weight-asian="normal" style:font-weight-complex="normal"/>
    </style:style>
    <style:style style:name="P14" style:family="paragraph" style:parent-style-name="Standard">
      <style:text-properties style:text-position="0% 100%" fo:language="es" fo:country="CO" fo:font-weight="normal" officeooo:rsid="001ce894" officeooo:paragraph-rsid="001ce894" style:font-weight-asian="normal" style:font-weight-complex="normal"/>
    </style:style>
    <style:style style:name="P15" style:family="paragraph" style:parent-style-name="Standard">
      <style:text-properties style:text-position="0% 100%" fo:language="es" fo:country="CO" fo:font-weight="normal" officeooo:rsid="001d5acb" officeooo:paragraph-rsid="001d5acb" style:font-weight-asian="normal" style:font-weight-complex="normal"/>
    </style:style>
    <style:style style:name="T1" style:family="text">
      <style:text-properties style:text-position="sub 58%" fo:font-weight="bold" style:font-weight-asian="bold" style:font-weight-complex="bold"/>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a80ae" style:font-weight-asian="normal" style:font-weight-complex="normal"/>
    </style:style>
    <style:style style:name="T6" style:family="text">
      <style:text-properties style:text-position="0% 100%" officeooo:rsid="001a80ae"/>
    </style:style>
    <style:style style:name="T7" style:family="text">
      <style:text-properties officeooo:rsid="001ac134"/>
    </style:style>
    <style:style style:name="T8" style:family="text">
      <style:text-properties fo:font-weight="normal" style:font-weight-asian="normal" style:font-weight-complex="normal"/>
    </style:style>
    <style:style style:name="T9" style:family="text">
      <style:text-properties fo:font-weight="normal" officeooo:rsid="001b45c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uestreo por estratos es un método de muestreo probabilístico es frecuentemente implementado.</text:p>
      <text:p text:style-name="P8"/>
      <text:p text:style-name="P8">La población es dividida entre estratos que tienen individuos con características similares en su interior.</text:p>
      <text:p text:style-name="P8"/>
      <text:p text:style-name="P8">Típicamente, cada estrato se muestr<text:span text:style-name="T7">a</text:span>s de manera independiente utilizando métodos que permitan calcular un estimador in sesgado <text:span text:style-name="T3">del total del estrato </text:span><text:span text:style-name="T1"><text:s/></text:span><text:span text:style-name="T4">o de </text:span><text:span text:style-name="T3">la media del estrato.</text:span></text:p>
      <text:p text:style-name="P1"/>
      <text:p text:style-name="P9"><text:span text:style-name="T2">Estos </text:span><text:span text:style-name="T3">estimadores totales </text:span><text:span text:style-name="T2">pueden ser adicionados <text:s/>para calcular el </text:span><text:span text:style-name="T3">total de la población. </text:span></text:p>
      <text:p text:style-name="P10"><text:span text:style-name="T2">Usando las </text:span><text:span text:style-name="T3">medias estimadas</text:span><text:span text:style-name="T2"> de los estratos se puede calcular la </text:span><text:span text:style-name="T3">la media poblacional.</text:span></text:p>
      <text:p text:style-name="P5"/>
      <text:p text:style-name="P10"><text:span text:style-name="T3">Estratificación</text:span><text:span text:style-name="T2"> es utilizada para incrementar la eficiencia del diseño muestral y para mejorar los costos.</text:span></text:p>
      <text:p text:style-name="P2"/>
      <text:p text:style-name="P10"><text:span text:style-name="T2">Nos vamos a enfocar en </text:span><text:span text:style-name="T3">MUESTREO ALEATORIO ESTRATIFICADO</text:span></text:p>
      <text:p text:style-name="P2"/>
      <text:p text:style-name="P2">Aquí los elementos son maestreados por MUESTREO ALEATORIO SIMPLE</text:p>
      <text:p text:style-name="P2"/>
      <text:p text:style-name="P5">fundamentos básicos del MUESTREO ESTRATIFICADO</text:p>
      <text:p text:style-name="P5"/>
      <text:p text:style-name="P5">-<text:span text:style-name="T9">El planeador de una encuesta, incia teniendo un conjunto de encuestados objetivo, teniendo los dominios a estudiar y los requerimientos de precision para la estimación de los parámetros de interes.</text:span></text:p>
      <text:p text:style-name="P5"/>
      <text:p text:style-name="P5"/>
      <text:p text:style-name="P11"><text:span text:style-name="T2">1. </text:span><text:span text:style-name="T4">La población contiene subpoblaciones, que son el interés primario de los investigadores. Cuando son requeridos distintos estimadores de precisión conocida de estas subpoblaciones, es aconsejable tratar cada subpoblacion como una población aparte.</text:span></text:p>
      <text:p text:style-name="P2">El tamaño de la muestra se puede incrementar para alcanzar los niveles de precisión requeridos.</text:p>
      <text:p text:style-name="P2"/>
      <text:p text:style-name="P11"><text:span text:style-name="T2">2. </text:span><text:span text:style-name="T4">Puede ser administrativamente conveniente ESTRATIFICAR.</text:span></text:p>
      <text:p text:style-name="P2"/>
      <text:p text:style-name="P11"><text:span text:style-name="T2">3. </text:span><text:span text:style-name="T4">Distintos grupos dentro de una población pueden diferir hasta el punto que distintos métodos de muestreo son requeridos. Ademas la población de estudio </text:span><text:span text:style-name="T5">puede estar dividida hasta el punto que muestreo estratificado es la única opción.</text:span></text:p>
      <text:p text:style-name="P12"><text:span text:style-name="T6">4. </text:span><text:span text:style-name="T4">Estratificación puede mejorar la precisión de los estimadores muestrales de toda la población.</text:span></text:p>
      <text:p text:style-name="P4">La variabilidad del muestreo dentro de cada estrato debe ser mucho más pequeña que la variabilidad de la muestra sobre toda la población.</text:p>
      <text:p text:style-name="P4">Estimaciones precisas de la media pueden obtenerse para cada estrato por los tamaños de las muestras objetivo, y las estimaciones combinarse para formar un estimado para la población entera.</text:p>
      <text:p text:style-name="P4">Con una agrupación adecuada de la muestra, este estimador será más preciso que uno creado de el mismo tamaño de muestra pero sin estratificación. </text:p>
      <text:p text:style-name="P3"/>
      <text:p text:style-name="P6">MUESTREO <text:s/>ALEATORIO SIMPLE Y ESTRATIFICACIÓN</text:p>
      <text:p text:style-name="P7">Tanto para el muestreo aleatorio simple, como para el muestreo aleatorio estratificado, <text:span text:style-name="T8"><text:s/>ambos estimadores de la media son insesgados.. Ademas para obtener un estimador total de la poblacion, basta con multiplicar N por los estimadores de la media y N² a los estimadores de la varianza.</text:span></text:p>
      <text:p text:style-name="P14"/>
      <text:p text:style-name="P7">Asignación de Neyman: </text:p>
      <text:p text:style-name="P14"><text:soft-page-break/>Por medio del factor (N_h)*(S_h) , se puede calcular tanto la importancia que tienen un estrato muy grande para la estimación de la media, como el factor de dispersión que tiene un estrato que requeire una mayor muestra debido a la precisión del estimador.</text:p>
      <text:p text:style-name="P14"/>
      <text:p text:style-name="P14">EJEMPLO: DADA DE ALTA DE LOS PACIENTES DE UN HOSPITAL</text:p>
      <text:p text:style-name="P14"/>
      <text:p text:style-name="P14">Un hospital de estudio puede ser estratificado por ubicación geográfica, tipo de hospital o número de camas. </text:p>
      <text:p text:style-name="P14">El número de camas esta positivamente relacionado con el número de dadas de alta de un hospital y puede utilizarse como un representante de el numero de dadas de alta del hospital</text:p>
      <text:p text:style-name="P14"/>
      <text:p text:style-name="P15">~~~~~~~~~~</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04:54.088686057</meta:creation-date>
    <dc:date>2022-02-07T20:34:08.628136026</dc:date>
    <meta:editing-duration>PT44M58S</meta:editing-duration>
    <meta:editing-cycles>3</meta:editing-cycles>
    <meta:generator>LibreOffice/7.2.5.2$Linux_X86_64 LibreOffice_project/499f9727c189e6ef3471021d6132d4c694f357e5</meta:generator>
    <meta:document-statistic meta:table-count="0" meta:image-count="0" meta:object-count="0" meta:page-count="2" meta:paragraph-count="26" meta:word-count="488" meta:character-count="3189" meta:non-whitespace-character-count="2720"/>
  </office:meta>
</office:document-meta>
</file>